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ECCLESIASTES 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MAN (1:1, 12): The author introduces himself as King David's son-presumably Solomon-and notes that he once ruled over Israel.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MISSION (1:13, 1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MISSION (1:13, 1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is quest (1:13): Solomon devotes himself to searching out the purpose of life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is qualifications (1:16): Because of his great wisdom and power, Solomon feels he possesses the necessary credentials to conduct this search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ECCLESIASTES 1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MAN (1:1, 12): The author introduces himself as King David's son-presumably Solomon-and notes that he once ruled over Israel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MISSION (1:13, 1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MADNESS (1:2-11, 14-15, 17-18): A preliminary investigation quickly reveals some bitter truths about life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MADNESS (1:2-11, 14-15, 17-18): A preliminary investigation quickly reveals some bitter truths about life.<text:s text:c="1"/></text:span><text:span text:style-name="a480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No real purpose (1:2-7, 14, 17): Life is futile and meaningless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No new thing (1:9-10): History merely repeats itself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No cure (1:15): What is wrong cannot be righted.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No lasting honour (1:11): The dead are quickly forgotten.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ECCLESIASTES 1<text:s text:c="1"/></text:span><text:span text:style-name="a501" text:class-names=""/></text:p>
          </draw:text-box>
          <svg:title/>
          <svg:desc/>
        </draw:frame>
        <draw:frame draw:id="id92" presentation:style-name="a516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THE MAN (1:1, 12): The author introduces himself as King David's son-presumably Solomon-and notes that he once ruled over Israel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THE MISSION (1:13, 16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HE MADNESS (1:2-11, 14-15, 17-18): A preliminary investigation quickly reveals some bitter truths about life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 </dc:title>
    <meta:initial-creator>David STRICKLAND</meta:initial-creator>
    <dc:creator>David STRICKLAND</dc:creator>
    <meta:creation-date>2020-02-22T17:30:29Z</meta:creation-date>
    <dc:date>2020-02-22T17:30:29Z</dc:date>
    <meta:template xlink:href="BibleStudy" xlink:type="simple"/>
    <meta:editing-cycles>1</meta:editing-cycles>
    <meta:editing-duration>PT0S</meta:editing-duration>
    <meta:document-statistic meta:paragraph-count="19" meta:word-count="264"/>
  </office:meta>
</office:document-meta>
</file>